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8" table:default-cell-style-name="ce74"/>
        <table:table-column table:style-name="co4" table:number-columns-repeated="5" table:default-cell-style-name="ce74"/>
        <table:table-column table:style-name="co4" table:number-columns-repeated="93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8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898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77" office:value-type="string" calcext:value-type="string">
            <text:p>Applications Android</text:p>
          </table:table-cell>
          <table:table-cell table:style-name="ce77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8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8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4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4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number-columns-repeated="20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office:value-type="string" calcext:value-type="string">
            <text:p>Graphes – tests unitaires</text:p>
          </table:table-cell>
          <table:table-cell table:style-name="ce77" table:number-columns-repeated="1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table:number-columns-repeated="21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1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0:37:08.182180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02T10:38:06.300097636</dc:date>
    <meta:editing-duration>P294DT17H34M43S</meta:editing-duration>
    <meta:editing-cycles>1088</meta:editing-cycles>
    <meta:generator>LibreOffice/6.1.5.2$Linux_X86_64 LibreOffice_project/10$Build-2</meta:generator>
    <meta:document-statistic meta:table-count="3" meta:cell-count="882" meta:object-count="0"/>
  </office:meta>
</office:document-meta>
</file>